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ac7" officeooo:paragraph-rsid="0006c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.</text:p>
      <text:p text:style-name="P1"><text:tab/>Реальная жизнь накладывает дополнительные ограничения на движения танцора. Например, ноги могут столкнуться во время передвижения и вместо ожидаемого результата танцор лишь внезапно закончит танец с ушибом на ноге. Реализуйте более правдоподобную версию игры — теперь нельзя, чтобы ноги скрещивались во время движения. Например одновременно L → R и D→ U сделать нельзя, так как ноги пересекутся. Все остальное условие — такое же, как и было на лек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1:10:20.430113714</meta:creation-date>
    <dc:date>2017-02-08T21:17:22.730186345</dc:date>
    <meta:editing-duration>PT7M2S</meta:editing-duration>
    <meta:editing-cycles>1</meta:editing-cycles>
    <meta:document-statistic meta:table-count="0" meta:image-count="0" meta:object-count="0" meta:page-count="1" meta:paragraph-count="2" meta:word-count="66" meta:character-count="459" meta:non-whitespace-character-count="392"/>
    <meta:generator>LibreOffice/5.1.4.2$Linux_X86_64 LibreOffice_project/10m0$Build-2</meta:generator>
  </office:meta>
</office:document-meta>
</file>